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1.0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6.6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02.64mm" svg:height="117.93mm" svg:x="276.15mm" svg:y="37.19mm">
            <draw:object draw:notify-on-update-of-ranges="Sheet1.C1:Sheet1.C1 Sheet1.C2:Sheet1.C3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19.36mm" svg:height="123.38mm" svg:x="256.21mm" svg:y="121.05mm">
            <draw:object draw:notify-on-update-of-ranges="Sheet1.E37:Sheet1.E68 Sheet1.G37:Sheet1.G6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218.6mm" svg:height="123.05mm" svg:x="289.78mm" svg:y="237.22mm">
            <draw:object draw:notify-on-update-of-ranges="Sheet1.A37:Sheet1.A68 Sheet1.B37:Sheet1.B6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3" draw:style-name="gr1" draw:text-style-name="P1" svg:width="205.95mm" svg:height="105.72mm" svg:x="238.15mm" svg:y="209.83mm">
            <draw:object draw:notify-on-update-of-ranges="Sheet1.E37:Sheet1.E68 Sheet1.H37:Sheet1.H68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7" table:default-cell-style-name="Default"/>
        <table:table-row table:style-name="ro1">
          <table:table-cell/>
          <table:table-cell office:value-type="string" calcext:value-type="string">
            <text:p>threads</text:p>
          </table:table-cell>
          <table:table-cell office:value-type="string" calcext:value-type="string">
            <text:p>cache miss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javaperf_1.out:</text:p>
          </table:table-cell>
          <table:table-cell office:value-type="float" office:value="1" calcext:value-type="float">
            <text:p>1</text:p>
          </table:table-cell>
          <table:table-cell office:value-type="float" office:value="69345732" calcext:value-type="float">
            <text:p>69345732</text:p>
          </table:table-cell>
          <table:table-cell office:value-type="string" calcext:value-type="string">
            <text:p>cache-misses</text:p>
          </table:table-cell>
          <table:table-cell office:value-type="string" calcext:value-type="string">
            <text:p>#</text:p>
          </table:table-cell>
          <table:table-cell office:value-type="float" office:value="3.178" calcext:value-type="float">
            <text:p>3,178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cache</text:p>
          </table:table-cell>
          <table:table-cell office:value-type="string" calcext:value-type="string">
            <text:p>refs</text:p>
          </table:table-cell>
        </table:table-row>
        <table:table-row table:style-name="ro1">
          <table:table-cell office:value-type="string" calcext:value-type="string">
            <text:p>./javaperf_2.out:</text:p>
          </table:table-cell>
          <table:table-cell office:value-type="float" office:value="2" calcext:value-type="float">
            <text:p>2</text:p>
          </table:table-cell>
          <table:table-cell office:value-type="float" office:value="61557435" calcext:value-type="float">
            <text:p>61557435</text:p>
          </table:table-cell>
          <table:table-cell office:value-type="string" calcext:value-type="string">
            <text:p>cache-misses</text:p>
          </table:table-cell>
          <table:table-cell office:value-type="string" calcext:value-type="string">
            <text:p>#</text:p>
          </table:table-cell>
          <table:table-cell office:value-type="float" office:value="2.827" calcext:value-type="float">
            <text:p>2,827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cache</text:p>
          </table:table-cell>
          <table:table-cell office:value-type="string" calcext:value-type="string">
            <text:p>refs</text:p>
          </table:table-cell>
        </table:table-row>
        <table:table-row table:style-name="ro1">
          <table:table-cell office:value-type="string" calcext:value-type="string">
            <text:p>./javaperf_3.out:</text:p>
          </table:table-cell>
          <table:table-cell office:value-type="float" office:value="3" calcext:value-type="float">
            <text:p>3</text:p>
          </table:table-cell>
          <table:table-cell office:value-type="float" office:value="114342928" calcext:value-type="float">
            <text:p>114342928</text:p>
          </table:table-cell>
          <table:table-cell office:value-type="string" calcext:value-type="string">
            <text:p>cache-misses</text:p>
          </table:table-cell>
          <table:table-cell office:value-type="string" calcext:value-type="string">
            <text:p>#</text:p>
          </table:table-cell>
          <table:table-cell office:value-type="float" office:value="4.628" calcext:value-type="float">
            <text:p>4,628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cache</text:p>
          </table:table-cell>
          <table:table-cell office:value-type="string" calcext:value-type="string">
            <text:p>refs</text:p>
          </table:table-cell>
        </table:table-row>
        <table:table-row table:style-name="ro1">
          <table:table-cell office:value-type="string" calcext:value-type="string">
            <text:p>./javaperf_4.out:</text:p>
          </table:table-cell>
          <table:table-cell office:value-type="float" office:value="4" calcext:value-type="float">
            <text:p>4</text:p>
          </table:table-cell>
          <table:table-cell office:value-type="float" office:value="63223541" calcext:value-type="float">
            <text:p>63223541</text:p>
          </table:table-cell>
          <table:table-cell office:value-type="string" calcext:value-type="string">
            <text:p>cache-misses</text:p>
          </table:table-cell>
          <table:table-cell office:value-type="string" calcext:value-type="string">
            <text:p>#</text:p>
          </table:table-cell>
          <table:table-cell office:value-type="float" office:value="3.167" calcext:value-type="float">
            <text:p>3,167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cache</text:p>
          </table:table-cell>
          <table:table-cell office:value-type="string" calcext:value-type="string">
            <text:p>refs</text:p>
          </table:table-cell>
        </table:table-row>
        <table:table-row table:style-name="ro1">
          <table:table-cell office:value-type="string" calcext:value-type="string">
            <text:p>./javaperf_5.out:</text:p>
          </table:table-cell>
          <table:table-cell office:value-type="float" office:value="5" calcext:value-type="float">
            <text:p>5</text:p>
          </table:table-cell>
          <table:table-cell office:value-type="float" office:value="61299691" calcext:value-type="float">
            <text:p>61299691</text:p>
          </table:table-cell>
          <table:table-cell office:value-type="string" calcext:value-type="string">
            <text:p>cache-misses</text:p>
          </table:table-cell>
          <table:table-cell office:value-type="string" calcext:value-type="string">
            <text:p>#</text:p>
          </table:table-cell>
          <table:table-cell office:value-type="float" office:value="3.008" calcext:value-type="float">
            <text:p>3,008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cache</text:p>
          </table:table-cell>
          <table:table-cell office:value-type="string" calcext:value-type="string">
            <text:p>refs</text:p>
          </table:table-cell>
        </table:table-row>
        <table:table-row table:style-name="ro1">
          <table:table-cell office:value-type="string" calcext:value-type="string">
            <text:p>./javaperf_6.out:</text:p>
          </table:table-cell>
          <table:table-cell office:value-type="float" office:value="6" calcext:value-type="float">
            <text:p>6</text:p>
          </table:table-cell>
          <table:table-cell office:value-type="float" office:value="67683492" calcext:value-type="float">
            <text:p>67683492</text:p>
          </table:table-cell>
          <table:table-cell office:value-type="string" calcext:value-type="string">
            <text:p>cache-misses</text:p>
          </table:table-cell>
          <table:table-cell office:value-type="string" calcext:value-type="string">
            <text:p>#</text:p>
          </table:table-cell>
          <table:table-cell office:value-type="float" office:value="3.246" calcext:value-type="float">
            <text:p>3,246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cache</text:p>
          </table:table-cell>
          <table:table-cell office:value-type="string" calcext:value-type="string">
            <text:p>refs</text:p>
          </table:table-cell>
        </table:table-row>
        <table:table-row table:style-name="ro1">
          <table:table-cell office:value-type="string" calcext:value-type="string">
            <text:p>./javaperf_7.out:</text:p>
          </table:table-cell>
          <table:table-cell office:value-type="float" office:value="7" calcext:value-type="float">
            <text:p>7</text:p>
          </table:table-cell>
          <table:table-cell office:value-type="float" office:value="70791539" calcext:value-type="float">
            <text:p>70791539</text:p>
          </table:table-cell>
          <table:table-cell office:value-type="string" calcext:value-type="string">
            <text:p>cache-misses</text:p>
          </table:table-cell>
          <table:table-cell office:value-type="string" calcext:value-type="string">
            <text:p>#</text:p>
          </table:table-cell>
          <table:table-cell office:value-type="float" office:value="3.187" calcext:value-type="float">
            <text:p>3,187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cache</text:p>
          </table:table-cell>
          <table:table-cell office:value-type="string" calcext:value-type="string">
            <text:p>refs</text:p>
          </table:table-cell>
        </table:table-row>
        <table:table-row table:style-name="ro1">
          <table:table-cell office:value-type="string" calcext:value-type="string">
            <text:p>./javaperf_8.out:</text:p>
          </table:table-cell>
          <table:table-cell office:value-type="float" office:value="8" calcext:value-type="float">
            <text:p>8</text:p>
          </table:table-cell>
          <table:table-cell office:value-type="float" office:value="74134869" calcext:value-type="float">
            <text:p>74134869</text:p>
          </table:table-cell>
          <table:table-cell office:value-type="string" calcext:value-type="string">
            <text:p>cache-misses</text:p>
          </table:table-cell>
          <table:table-cell office:value-type="string" calcext:value-type="string">
            <text:p>#</text:p>
          </table:table-cell>
          <table:table-cell office:value-type="float" office:value="3.479" calcext:value-type="float">
            <text:p>3,479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cache</text:p>
          </table:table-cell>
          <table:table-cell office:value-type="string" calcext:value-type="string">
            <text:p>refs</text:p>
          </table:table-cell>
        </table:table-row>
        <table:table-row table:style-name="ro1">
          <table:table-cell office:value-type="string" calcext:value-type="string">
            <text:p>./javaperf_9.out:</text:p>
          </table:table-cell>
          <table:table-cell office:value-type="float" office:value="9" calcext:value-type="float">
            <text:p>9</text:p>
          </table:table-cell>
          <table:table-cell office:value-type="float" office:value="71171198" calcext:value-type="float">
            <text:p>71171198</text:p>
          </table:table-cell>
          <table:table-cell office:value-type="string" calcext:value-type="string">
            <text:p>cache-misses</text:p>
          </table:table-cell>
          <table:table-cell office:value-type="string" calcext:value-type="string">
            <text:p>#</text:p>
          </table:table-cell>
          <table:table-cell office:value-type="float" office:value="3.333" calcext:value-type="float">
            <text:p>3,333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cache</text:p>
          </table:table-cell>
          <table:table-cell office:value-type="string" calcext:value-type="string">
            <text:p>refs</text:p>
          </table:table-cell>
        </table:table-row>
        <table:table-row table:style-name="ro1">
          <table:table-cell office:value-type="string" calcext:value-type="string">
            <text:p>./javaperf_10.out:</text:p>
          </table:table-cell>
          <table:table-cell office:value-type="float" office:value="10" calcext:value-type="float">
            <text:p>10</text:p>
          </table:table-cell>
          <table:table-cell office:value-type="float" office:value="83688240" calcext:value-type="float">
            <text:p>83688240</text:p>
          </table:table-cell>
          <table:table-cell office:value-type="string" calcext:value-type="string">
            <text:p>cache-misses</text:p>
          </table:table-cell>
          <table:table-cell office:value-type="string" calcext:value-type="string">
            <text:p>#</text:p>
          </table:table-cell>
          <table:table-cell office:value-type="float" office:value="3.589" calcext:value-type="float">
            <text:p>3,589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cache</text:p>
          </table:table-cell>
          <table:table-cell office:value-type="string" calcext:value-type="string">
            <text:p>refs</text:p>
          </table:table-cell>
        </table:table-row>
        <table:table-row table:style-name="ro1">
          <table:table-cell office:value-type="string" calcext:value-type="string">
            <text:p>./javaperf_11.out:</text:p>
          </table:table-cell>
          <table:table-cell office:value-type="float" office:value="11" calcext:value-type="float">
            <text:p>11</text:p>
          </table:table-cell>
          <table:table-cell office:value-type="float" office:value="72016111" calcext:value-type="float">
            <text:p>72016111</text:p>
          </table:table-cell>
          <table:table-cell office:value-type="string" calcext:value-type="string">
            <text:p>cache-misses</text:p>
          </table:table-cell>
          <table:table-cell office:value-type="string" calcext:value-type="string">
            <text:p>#</text:p>
          </table:table-cell>
          <table:table-cell office:value-type="float" office:value="3.239" calcext:value-type="float">
            <text:p>3,239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cache</text:p>
          </table:table-cell>
          <table:table-cell office:value-type="string" calcext:value-type="string">
            <text:p>refs</text:p>
          </table:table-cell>
        </table:table-row>
        <table:table-row table:style-name="ro1">
          <table:table-cell office:value-type="string" calcext:value-type="string">
            <text:p>./javaperf_12.out:</text:p>
          </table:table-cell>
          <table:table-cell office:value-type="float" office:value="12" calcext:value-type="float">
            <text:p>12</text:p>
          </table:table-cell>
          <table:table-cell office:value-type="float" office:value="91985136" calcext:value-type="float">
            <text:p>91985136</text:p>
          </table:table-cell>
          <table:table-cell office:value-type="string" calcext:value-type="string">
            <text:p>cache-misses</text:p>
          </table:table-cell>
          <table:table-cell office:value-type="string" calcext:value-type="string">
            <text:p>#</text:p>
          </table:table-cell>
          <table:table-cell office:value-type="float" office:value="3.786" calcext:value-type="float">
            <text:p>3,786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cache</text:p>
          </table:table-cell>
          <table:table-cell office:value-type="string" calcext:value-type="string">
            <text:p>refs</text:p>
          </table:table-cell>
        </table:table-row>
        <table:table-row table:style-name="ro1">
          <table:table-cell office:value-type="string" calcext:value-type="string">
            <text:p>./javaperf_13.out:</text:p>
          </table:table-cell>
          <table:table-cell office:value-type="float" office:value="13" calcext:value-type="float">
            <text:p>13</text:p>
          </table:table-cell>
          <table:table-cell office:value-type="float" office:value="75810100" calcext:value-type="float">
            <text:p>75810100</text:p>
          </table:table-cell>
          <table:table-cell office:value-type="string" calcext:value-type="string">
            <text:p>cache-misses</text:p>
          </table:table-cell>
          <table:table-cell office:value-type="string" calcext:value-type="string">
            <text:p>#</text:p>
          </table:table-cell>
          <table:table-cell office:value-type="float" office:value="3.37" calcext:value-type="float">
            <text:p>3,37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cache</text:p>
          </table:table-cell>
          <table:table-cell office:value-type="string" calcext:value-type="string">
            <text:p>refs</text:p>
          </table:table-cell>
        </table:table-row>
        <table:table-row table:style-name="ro1">
          <table:table-cell office:value-type="string" calcext:value-type="string">
            <text:p>./javaperf_14.out:</text:p>
          </table:table-cell>
          <table:table-cell office:value-type="float" office:value="14" calcext:value-type="float">
            <text:p>14</text:p>
          </table:table-cell>
          <table:table-cell office:value-type="float" office:value="80363670" calcext:value-type="float">
            <text:p>80363670</text:p>
          </table:table-cell>
          <table:table-cell office:value-type="string" calcext:value-type="string">
            <text:p>cache-misses</text:p>
          </table:table-cell>
          <table:table-cell office:value-type="string" calcext:value-type="string">
            <text:p>#</text:p>
          </table:table-cell>
          <table:table-cell office:value-type="float" office:value="3.546" calcext:value-type="float">
            <text:p>3,546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cache</text:p>
          </table:table-cell>
          <table:table-cell office:value-type="string" calcext:value-type="string">
            <text:p>refs</text:p>
          </table:table-cell>
        </table:table-row>
        <table:table-row table:style-name="ro1">
          <table:table-cell office:value-type="string" calcext:value-type="string">
            <text:p>./javaperf_15.out:</text:p>
          </table:table-cell>
          <table:table-cell office:value-type="float" office:value="15" calcext:value-type="float">
            <text:p>15</text:p>
          </table:table-cell>
          <table:table-cell office:value-type="float" office:value="62158676" calcext:value-type="float">
            <text:p>62158676</text:p>
          </table:table-cell>
          <table:table-cell office:value-type="string" calcext:value-type="string">
            <text:p>cache-misses</text:p>
          </table:table-cell>
          <table:table-cell office:value-type="string" calcext:value-type="string">
            <text:p>#</text:p>
          </table:table-cell>
          <table:table-cell office:value-type="float" office:value="2.816" calcext:value-type="float">
            <text:p>2,816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cache</text:p>
          </table:table-cell>
          <table:table-cell office:value-type="string" calcext:value-type="string">
            <text:p>refs</text:p>
          </table:table-cell>
        </table:table-row>
        <table:table-row table:style-name="ro1">
          <table:table-cell office:value-type="string" calcext:value-type="string">
            <text:p>./javaperf_16.out:</text:p>
          </table:table-cell>
          <table:table-cell office:value-type="float" office:value="16" calcext:value-type="float">
            <text:p>16</text:p>
          </table:table-cell>
          <table:table-cell office:value-type="float" office:value="60898285" calcext:value-type="float">
            <text:p>60898285</text:p>
          </table:table-cell>
          <table:table-cell office:value-type="string" calcext:value-type="string">
            <text:p>cache-misses</text:p>
          </table:table-cell>
          <table:table-cell office:value-type="string" calcext:value-type="string">
            <text:p>#</text:p>
          </table:table-cell>
          <table:table-cell office:value-type="float" office:value="2.648" calcext:value-type="float">
            <text:p>2,648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cache</text:p>
          </table:table-cell>
          <table:table-cell office:value-type="string" calcext:value-type="string">
            <text:p>refs</text:p>
          </table:table-cell>
        </table:table-row>
        <table:table-row table:style-name="ro1">
          <table:table-cell office:value-type="string" calcext:value-type="string">
            <text:p>./javaperf_17.out:</text:p>
          </table:table-cell>
          <table:table-cell office:value-type="float" office:value="17" calcext:value-type="float">
            <text:p>17</text:p>
          </table:table-cell>
          <table:table-cell office:value-type="float" office:value="64479361" calcext:value-type="float">
            <text:p>64479361</text:p>
          </table:table-cell>
          <table:table-cell office:value-type="string" calcext:value-type="string">
            <text:p>cache-misses</text:p>
          </table:table-cell>
          <table:table-cell office:value-type="string" calcext:value-type="string">
            <text:p>#</text:p>
          </table:table-cell>
          <table:table-cell office:value-type="float" office:value="2.88" calcext:value-type="float">
            <text:p>2,88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cache</text:p>
          </table:table-cell>
          <table:table-cell office:value-type="string" calcext:value-type="string">
            <text:p>refs</text:p>
          </table:table-cell>
        </table:table-row>
        <table:table-row table:style-name="ro1">
          <table:table-cell office:value-type="string" calcext:value-type="string">
            <text:p>./javaperf_18.out:</text:p>
          </table:table-cell>
          <table:table-cell office:value-type="float" office:value="18" calcext:value-type="float">
            <text:p>18</text:p>
          </table:table-cell>
          <table:table-cell office:value-type="float" office:value="62202556" calcext:value-type="float">
            <text:p>62202556</text:p>
          </table:table-cell>
          <table:table-cell office:value-type="string" calcext:value-type="string">
            <text:p>cache-misses</text:p>
          </table:table-cell>
          <table:table-cell office:value-type="string" calcext:value-type="string">
            <text:p>#</text:p>
          </table:table-cell>
          <table:table-cell office:value-type="float" office:value="2.745" calcext:value-type="float">
            <text:p>2,745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cache</text:p>
          </table:table-cell>
          <table:table-cell office:value-type="string" calcext:value-type="string">
            <text:p>refs</text:p>
          </table:table-cell>
        </table:table-row>
        <table:table-row table:style-name="ro1">
          <table:table-cell office:value-type="string" calcext:value-type="string">
            <text:p>./javaperf_19.out:</text:p>
          </table:table-cell>
          <table:table-cell office:value-type="float" office:value="19" calcext:value-type="float">
            <text:p>19</text:p>
          </table:table-cell>
          <table:table-cell office:value-type="float" office:value="61054157" calcext:value-type="float">
            <text:p>61054157</text:p>
          </table:table-cell>
          <table:table-cell office:value-type="string" calcext:value-type="string">
            <text:p>cache-misses</text:p>
          </table:table-cell>
          <table:table-cell office:value-type="string" calcext:value-type="string">
            <text:p>#</text:p>
          </table:table-cell>
          <table:table-cell office:value-type="float" office:value="3.961" calcext:value-type="float">
            <text:p>3,961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cache</text:p>
          </table:table-cell>
          <table:table-cell office:value-type="string" calcext:value-type="string">
            <text:p>refs</text:p>
          </table:table-cell>
        </table:table-row>
        <table:table-row table:style-name="ro1">
          <table:table-cell office:value-type="string" calcext:value-type="string">
            <text:p>./javaperf_20.out:</text:p>
          </table:table-cell>
          <table:table-cell office:value-type="float" office:value="20" calcext:value-type="float">
            <text:p>20</text:p>
          </table:table-cell>
          <table:table-cell office:value-type="float" office:value="65209546" calcext:value-type="float">
            <text:p>65209546</text:p>
          </table:table-cell>
          <table:table-cell office:value-type="string" calcext:value-type="string">
            <text:p>cache-misses</text:p>
          </table:table-cell>
          <table:table-cell office:value-type="string" calcext:value-type="string">
            <text:p>#</text:p>
          </table:table-cell>
          <table:table-cell office:value-type="float" office:value="2.848" calcext:value-type="float">
            <text:p>2,848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cache</text:p>
          </table:table-cell>
          <table:table-cell office:value-type="string" calcext:value-type="string">
            <text:p>refs</text:p>
          </table:table-cell>
        </table:table-row>
        <table:table-row table:style-name="ro1">
          <table:table-cell office:value-type="string" calcext:value-type="string">
            <text:p>./javaperf_21.out:</text:p>
          </table:table-cell>
          <table:table-cell office:value-type="float" office:value="21" calcext:value-type="float">
            <text:p>21</text:p>
          </table:table-cell>
          <table:table-cell office:value-type="float" office:value="66795035" calcext:value-type="float">
            <text:p>66795035</text:p>
          </table:table-cell>
          <table:table-cell office:value-type="string" calcext:value-type="string">
            <text:p>cache-misses</text:p>
          </table:table-cell>
          <table:table-cell office:value-type="string" calcext:value-type="string">
            <text:p>#</text:p>
          </table:table-cell>
          <table:table-cell office:value-type="float" office:value="2.868" calcext:value-type="float">
            <text:p>2,868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cache</text:p>
          </table:table-cell>
          <table:table-cell office:value-type="string" calcext:value-type="string">
            <text:p>refs</text:p>
          </table:table-cell>
        </table:table-row>
        <table:table-row table:style-name="ro1">
          <table:table-cell office:value-type="string" calcext:value-type="string">
            <text:p>./javaperf_22.out:</text:p>
          </table:table-cell>
          <table:table-cell office:value-type="float" office:value="22" calcext:value-type="float">
            <text:p>22</text:p>
          </table:table-cell>
          <table:table-cell office:value-type="float" office:value="66964506" calcext:value-type="float">
            <text:p>66964506</text:p>
          </table:table-cell>
          <table:table-cell office:value-type="string" calcext:value-type="string">
            <text:p>cache-misses</text:p>
          </table:table-cell>
          <table:table-cell office:value-type="string" calcext:value-type="string">
            <text:p>#</text:p>
          </table:table-cell>
          <table:table-cell office:value-type="float" office:value="2.875" calcext:value-type="float">
            <text:p>2,875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cache</text:p>
          </table:table-cell>
          <table:table-cell office:value-type="string" calcext:value-type="string">
            <text:p>refs</text:p>
          </table:table-cell>
        </table:table-row>
        <table:table-row table:style-name="ro1">
          <table:table-cell office:value-type="string" calcext:value-type="string">
            <text:p>./javaperf_23.out:</text:p>
          </table:table-cell>
          <table:table-cell office:value-type="float" office:value="23" calcext:value-type="float">
            <text:p>23</text:p>
          </table:table-cell>
          <table:table-cell office:value-type="float" office:value="66590101" calcext:value-type="float">
            <text:p>66590101</text:p>
          </table:table-cell>
          <table:table-cell office:value-type="string" calcext:value-type="string">
            <text:p>cache-misses</text:p>
          </table:table-cell>
          <table:table-cell office:value-type="string" calcext:value-type="string">
            <text:p>#</text:p>
          </table:table-cell>
          <table:table-cell office:value-type="float" office:value="2.835" calcext:value-type="float">
            <text:p>2,835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cache</text:p>
          </table:table-cell>
          <table:table-cell office:value-type="string" calcext:value-type="string">
            <text:p>refs</text:p>
          </table:table-cell>
        </table:table-row>
        <table:table-row table:style-name="ro1">
          <table:table-cell office:value-type="string" calcext:value-type="string">
            <text:p>./javaperf_24.out:</text:p>
          </table:table-cell>
          <table:table-cell office:value-type="float" office:value="24" calcext:value-type="float">
            <text:p>24</text:p>
          </table:table-cell>
          <table:table-cell office:value-type="float" office:value="67513007" calcext:value-type="float">
            <text:p>67513007</text:p>
          </table:table-cell>
          <table:table-cell office:value-type="string" calcext:value-type="string">
            <text:p>cache-misses</text:p>
          </table:table-cell>
          <table:table-cell office:value-type="string" calcext:value-type="string">
            <text:p>#</text:p>
          </table:table-cell>
          <table:table-cell office:value-type="float" office:value="2.873" calcext:value-type="float">
            <text:p>2,873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cache</text:p>
          </table:table-cell>
          <table:table-cell office:value-type="string" calcext:value-type="string">
            <text:p>refs</text:p>
          </table:table-cell>
        </table:table-row>
        <table:table-row table:style-name="ro1">
          <table:table-cell office:value-type="string" calcext:value-type="string">
            <text:p>./javaperf_25.out:</text:p>
          </table:table-cell>
          <table:table-cell office:value-type="float" office:value="25" calcext:value-type="float">
            <text:p>25</text:p>
          </table:table-cell>
          <table:table-cell office:value-type="float" office:value="227098860" calcext:value-type="float">
            <text:p>227098860</text:p>
          </table:table-cell>
          <table:table-cell office:value-type="string" calcext:value-type="string">
            <text:p>cache-misses</text:p>
          </table:table-cell>
          <table:table-cell office:value-type="string" calcext:value-type="string">
            <text:p>#</text:p>
          </table:table-cell>
          <table:table-cell office:value-type="float" office:value="8.487" calcext:value-type="float">
            <text:p>8,487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cache</text:p>
          </table:table-cell>
          <table:table-cell office:value-type="string" calcext:value-type="string">
            <text:p>refs</text:p>
          </table:table-cell>
        </table:table-row>
        <table:table-row table:style-name="ro1">
          <table:table-cell office:value-type="string" calcext:value-type="string">
            <text:p>./javaperf_26.out:</text:p>
          </table:table-cell>
          <table:table-cell office:value-type="float" office:value="26" calcext:value-type="float">
            <text:p>26</text:p>
          </table:table-cell>
          <table:table-cell office:value-type="float" office:value="157471673" calcext:value-type="float">
            <text:p>157471673</text:p>
          </table:table-cell>
          <table:table-cell office:value-type="string" calcext:value-type="string">
            <text:p>cache-misses</text:p>
          </table:table-cell>
          <table:table-cell office:value-type="string" calcext:value-type="string">
            <text:p>#</text:p>
          </table:table-cell>
          <table:table-cell office:value-type="float" office:value="6.329" calcext:value-type="float">
            <text:p>6,329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cache</text:p>
          </table:table-cell>
          <table:table-cell office:value-type="string" calcext:value-type="string">
            <text:p>refs</text:p>
          </table:table-cell>
        </table:table-row>
        <table:table-row table:style-name="ro1">
          <table:table-cell office:value-type="string" calcext:value-type="string">
            <text:p>./javaperf_27.out:</text:p>
          </table:table-cell>
          <table:table-cell office:value-type="float" office:value="27" calcext:value-type="float">
            <text:p>27</text:p>
          </table:table-cell>
          <table:table-cell office:value-type="float" office:value="197458796" calcext:value-type="float">
            <text:p>197458796</text:p>
          </table:table-cell>
          <table:table-cell office:value-type="string" calcext:value-type="string">
            <text:p>cache-misses</text:p>
          </table:table-cell>
          <table:table-cell office:value-type="string" calcext:value-type="string">
            <text:p>#</text:p>
          </table:table-cell>
          <table:table-cell office:value-type="float" office:value="7.411" calcext:value-type="float">
            <text:p>7,411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cache</text:p>
          </table:table-cell>
          <table:table-cell office:value-type="string" calcext:value-type="string">
            <text:p>refs</text:p>
          </table:table-cell>
        </table:table-row>
        <table:table-row table:style-name="ro1">
          <table:table-cell office:value-type="string" calcext:value-type="string">
            <text:p>./javaperf_28.out:</text:p>
          </table:table-cell>
          <table:table-cell office:value-type="float" office:value="28" calcext:value-type="float">
            <text:p>28</text:p>
          </table:table-cell>
          <table:table-cell office:value-type="float" office:value="152807721" calcext:value-type="float">
            <text:p>152807721</text:p>
          </table:table-cell>
          <table:table-cell office:value-type="string" calcext:value-type="string">
            <text:p>cache-misses</text:p>
          </table:table-cell>
          <table:table-cell office:value-type="string" calcext:value-type="string">
            <text:p>#</text:p>
          </table:table-cell>
          <table:table-cell office:value-type="float" office:value="5.61" calcext:value-type="float">
            <text:p>5,61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cache</text:p>
          </table:table-cell>
          <table:table-cell office:value-type="string" calcext:value-type="string">
            <text:p>refs</text:p>
          </table:table-cell>
        </table:table-row>
        <table:table-row table:style-name="ro1">
          <table:table-cell office:value-type="string" calcext:value-type="string">
            <text:p>./javaperf_29.out:</text:p>
          </table:table-cell>
          <table:table-cell office:value-type="float" office:value="29" calcext:value-type="float">
            <text:p>29</text:p>
          </table:table-cell>
          <table:table-cell office:value-type="float" office:value="68516311" calcext:value-type="float">
            <text:p>68516311</text:p>
          </table:table-cell>
          <table:table-cell office:value-type="string" calcext:value-type="string">
            <text:p>cache-misses</text:p>
          </table:table-cell>
          <table:table-cell office:value-type="string" calcext:value-type="string">
            <text:p>#</text:p>
          </table:table-cell>
          <table:table-cell office:value-type="float" office:value="3.446" calcext:value-type="float">
            <text:p>3,446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cache</text:p>
          </table:table-cell>
          <table:table-cell office:value-type="string" calcext:value-type="string">
            <text:p>refs</text:p>
          </table:table-cell>
        </table:table-row>
        <table:table-row table:style-name="ro1">
          <table:table-cell office:value-type="string" calcext:value-type="string">
            <text:p>./javaperf_30.out:</text:p>
          </table:table-cell>
          <table:table-cell office:value-type="float" office:value="30" calcext:value-type="float">
            <text:p>30</text:p>
          </table:table-cell>
          <table:table-cell office:value-type="float" office:value="131349097" calcext:value-type="float">
            <text:p>131349097</text:p>
          </table:table-cell>
          <table:table-cell office:value-type="string" calcext:value-type="string">
            <text:p>cache-misses</text:p>
          </table:table-cell>
          <table:table-cell office:value-type="string" calcext:value-type="string">
            <text:p>#</text:p>
          </table:table-cell>
          <table:table-cell office:value-type="float" office:value="5.231" calcext:value-type="float">
            <text:p>5,231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cache</text:p>
          </table:table-cell>
          <table:table-cell office:value-type="string" calcext:value-type="string">
            <text:p>refs</text:p>
          </table:table-cell>
        </table:table-row>
        <table:table-row table:style-name="ro1">
          <table:table-cell office:value-type="string" calcext:value-type="string">
            <text:p>./javaperf_31.out:</text:p>
          </table:table-cell>
          <table:table-cell office:value-type="float" office:value="31" calcext:value-type="float">
            <text:p>31</text:p>
          </table:table-cell>
          <table:table-cell office:value-type="float" office:value="166372670" calcext:value-type="float">
            <text:p>166372670</text:p>
          </table:table-cell>
          <table:table-cell office:value-type="string" calcext:value-type="string">
            <text:p>cache-misses</text:p>
          </table:table-cell>
          <table:table-cell office:value-type="string" calcext:value-type="string">
            <text:p>#</text:p>
          </table:table-cell>
          <table:table-cell office:value-type="float" office:value="6.541" calcext:value-type="float">
            <text:p>6,541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cache</text:p>
          </table:table-cell>
          <table:table-cell office:value-type="string" calcext:value-type="string">
            <text:p>refs</text:p>
          </table:table-cell>
        </table:table-row>
        <table:table-row table:style-name="ro1">
          <table:table-cell office:value-type="string" calcext:value-type="string">
            <text:p>./javaperf_32.out:</text:p>
          </table:table-cell>
          <table:table-cell office:value-type="float" office:value="32" calcext:value-type="float">
            <text:p>32</text:p>
          </table:table-cell>
          <table:table-cell office:value-type="float" office:value="64993544" calcext:value-type="float">
            <text:p>64993544</text:p>
          </table:table-cell>
          <table:table-cell office:value-type="string" calcext:value-type="string">
            <text:p>cache-misses</text:p>
          </table:table-cell>
          <table:table-cell office:value-type="string" calcext:value-type="string">
            <text:p>#</text:p>
          </table:table-cell>
          <table:table-cell office:value-type="float" office:value="3.305" calcext:value-type="float">
            <text:p>3,305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cache</text:p>
          </table:table-cell>
          <table:table-cell office:value-type="string" calcext:value-type="string">
            <text:p>refs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6"/>
          <table:table-cell office:value-type="float" office:value="0.5" calcext:value-type="float">
            <text:p>0,5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130.666667" calcext:value-type="float">
            <text:p>16130,666667</text:p>
          </table:table-cell>
          <table:table-cell office:value-type="string" calcext:value-type="string">
            <text:p>0.90895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0947" calcext:value-type="float">
            <text:p>0,000947</text:p>
          </table:table-cell>
          <table:table-cell office:value-type="float" office:value="0.52374" calcext:value-type="float">
            <text:p>0,52374</text:p>
          </table:table-cell>
          <table:table-cell table:formula="of:=[.$G$35]/[.G37]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820.666667" calcext:value-type="float">
            <text:p>13820,666667</text:p>
          </table:table-cell>
          <table:table-cell office:value-type="string" calcext:value-type="string">
            <text:p>1.06087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276433" calcext:value-type="float">
            <text:p>0,276433</text:p>
          </table:table-cell>
          <table:table-cell table:formula="of:=[.F38]*[.$G$70]" office:value-type="float" office:value="0.829299" calcext:value-type="float">
            <text:p>0,829299</text:p>
          </table:table-cell>
          <table:table-cell table:formula="of:=[.$G$35]/[.G38]" office:value-type="float" office:value="0.602918850740203" calcext:value-type="float">
            <text:p>0,60291885074020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690.333333" calcext:value-type="float">
            <text:p>15690,333333</text:p>
          </table:table-cell>
          <table:table-cell office:value-type="string" calcext:value-type="string">
            <text:p>0.93446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423487" calcext:value-type="float">
            <text:p>0,423487</text:p>
          </table:table-cell>
          <table:table-cell table:formula="of:=[.F39]*[.$G$71]" office:value-type="string" office:string-value="" calcext:value-type="error">
            <text:p>#VALUE!</text:p>
          </table:table-cell>
          <table:table-cell table:formula="of:=[.$G$35]/[.G39]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952.333333" calcext:value-type="float">
            <text:p>15952,333333</text:p>
          </table:table-cell>
          <table:table-cell office:value-type="string" calcext:value-type="string">
            <text:p>0.91911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467134" calcext:value-type="float">
            <text:p>0,467134</text:p>
          </table:table-cell>
          <table:table-cell table:formula="of:=[.F40]*[.$G$71]" office:value-type="string" office:string-value="" calcext:value-type="error">
            <text:p>#VALUE!</text:p>
          </table:table-cell>
          <table:table-cell table:formula="of:=[.$G$35]/[.G40]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171.333333" calcext:value-type="float">
            <text:p>16171,333333</text:p>
          </table:table-cell>
          <table:table-cell office:value-type="string" calcext:value-type="string">
            <text:p>0.90666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442491" calcext:value-type="float">
            <text:p>0,442491</text:p>
          </table:table-cell>
          <table:table-cell table:formula="of:=[.F41]*[.$G$71]" office:value-type="string" office:string-value="" calcext:value-type="error">
            <text:p>#VALUE!</text:p>
          </table:table-cell>
          <table:table-cell table:formula="of:=[.$G$35]/[.G41]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994.666667" calcext:value-type="float">
            <text:p>14994,666667</text:p>
          </table:table-cell>
          <table:table-cell office:value-type="string" calcext:value-type="string">
            <text:p>0.97781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951161" calcext:value-type="float">
            <text:p>0,951161</text:p>
          </table:table-cell>
          <table:table-cell table:formula="of:=[.F42]*[.$G$71]" office:value-type="string" office:string-value="" calcext:value-type="error">
            <text:p>#VALUE!</text:p>
          </table:table-cell>
          <table:table-cell table:formula="of:=[.$G$35]/[.G42]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227.333333" calcext:value-type="float">
            <text:p>15227,333333</text:p>
          </table:table-cell>
          <table:table-cell office:value-type="string" calcext:value-type="string">
            <text:p>0.96287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883203" calcext:value-type="float">
            <text:p>0,883203</text:p>
          </table:table-cell>
          <table:table-cell table:formula="of:=[.F43]*[.$G$71]" office:value-type="string" office:string-value="" calcext:value-type="error">
            <text:p>#VALUE!</text:p>
          </table:table-cell>
          <table:table-cell table:formula="of:=[.$G$35]/[.G43]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777.666667" calcext:value-type="float">
            <text:p>15777,666667</text:p>
          </table:table-cell>
          <table:table-cell office:value-type="string" calcext:value-type="string">
            <text:p>0.92928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580547" calcext:value-type="float">
            <text:p>0,580547</text:p>
          </table:table-cell>
          <table:table-cell table:formula="of:=[.F44]*[.$G$71]" office:value-type="string" office:string-value="" calcext:value-type="error">
            <text:p>#VALUE!</text:p>
          </table:table-cell>
          <table:table-cell table:formula="of:=[.$G$35]/[.G44]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345.333333" calcext:value-type="float">
            <text:p>16345,333333</text:p>
          </table:table-cell>
          <table:table-cell office:value-type="string" calcext:value-type="string">
            <text:p>0.89701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630423" calcext:value-type="float">
            <text:p>0,630423</text:p>
          </table:table-cell>
          <table:table-cell table:formula="of:=[.F45]*[.$G$71]" office:value-type="string" office:string-value="" calcext:value-type="error">
            <text:p>#VALUE!</text:p>
          </table:table-cell>
          <table:table-cell table:formula="of:=[.$G$35]/[.G45]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799.666667" calcext:value-type="float">
            <text:p>15799,666667</text:p>
          </table:table-cell>
          <table:table-cell office:value-type="string" calcext:value-type="string">
            <text:p>0.92799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592041" calcext:value-type="float">
            <text:p>0,592041</text:p>
          </table:table-cell>
          <table:table-cell table:formula="of:=[.F46]*[.$G$71]" office:value-type="string" office:string-value="" calcext:value-type="error">
            <text:p>#VALUE!</text:p>
          </table:table-cell>
          <table:table-cell table:formula="of:=[.$G$35]/[.G46]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6219" calcext:value-type="float">
            <text:p>16219</text:p>
          </table:table-cell>
          <table:table-cell office:value-type="string" calcext:value-type="string">
            <text:p>0.90400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.4162" calcext:value-type="float">
            <text:p>1,4162</text:p>
          </table:table-cell>
          <table:table-cell table:formula="of:=[.F47]*[.$G$71]" office:value-type="string" office:string-value="" calcext:value-type="error">
            <text:p>#VALUE!</text:p>
          </table:table-cell>
          <table:table-cell table:formula="of:=[.$G$35]/[.G47]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331.333333" calcext:value-type="float">
            <text:p>16331,333333</text:p>
          </table:table-cell>
          <table:table-cell office:value-type="string" calcext:value-type="string">
            <text:p>0.89778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.12396" calcext:value-type="float">
            <text:p>1,12396</text:p>
          </table:table-cell>
          <table:table-cell table:formula="of:=[.F48]*[.$G$71]" office:value-type="string" office:string-value="" calcext:value-type="error">
            <text:p>#VALUE!</text:p>
          </table:table-cell>
          <table:table-cell table:formula="of:=[.$G$35]/[.G48]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6684" calcext:value-type="float">
            <text:p>16684</text:p>
          </table:table-cell>
          <table:table-cell office:value-type="string" calcext:value-type="string">
            <text:p>0.87880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.0309" calcext:value-type="float">
            <text:p>1,0309</text:p>
          </table:table-cell>
          <table:table-cell table:formula="of:=[.F49]*[.$G$71]" office:value-type="string" office:string-value="" calcext:value-type="error">
            <text:p>#VALUE!</text:p>
          </table:table-cell>
          <table:table-cell table:formula="of:=[.$G$35]/[.G49]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6401" calcext:value-type="float">
            <text:p>16401</text:p>
          </table:table-cell>
          <table:table-cell office:value-type="string" calcext:value-type="string">
            <text:p>0.89397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.08413" calcext:value-type="float">
            <text:p>1,08413</text:p>
          </table:table-cell>
          <table:table-cell table:formula="of:=[.F50]*[.$G$71]" office:value-type="string" office:string-value="" calcext:value-type="error">
            <text:p>#VALUE!</text:p>
          </table:table-cell>
          <table:table-cell table:formula="of:=[.$G$35]/[.G50]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605.333333" calcext:value-type="float">
            <text:p>16605,333333</text:p>
          </table:table-cell>
          <table:table-cell office:value-type="string" calcext:value-type="string">
            <text:p>0.882969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987274" calcext:value-type="float">
            <text:p>0,987274</text:p>
          </table:table-cell>
          <table:table-cell table:formula="of:=[.F51]*[.$G$71]" office:value-type="string" office:string-value="" calcext:value-type="error">
            <text:p>#VALUE!</text:p>
          </table:table-cell>
          <table:table-cell table:formula="of:=[.$G$35]/[.G51]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482.666667" calcext:value-type="float">
            <text:p>16482,666667</text:p>
          </table:table-cell>
          <table:table-cell office:value-type="string" calcext:value-type="string">
            <text:p>0.88954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.10551" calcext:value-type="float">
            <text:p>1,10551</text:p>
          </table:table-cell>
          <table:table-cell table:formula="of:=[.F52]*[.$G$71]" office:value-type="float" office:value="1.216061" calcext:value-type="float">
            <text:p>1,216061</text:p>
          </table:table-cell>
          <table:table-cell table:formula="of:=[.$G$35]/[.G52]" office:value-type="float" office:value="0.41116358472149" calcext:value-type="float">
            <text:p>0,41116358472149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792.666667" calcext:value-type="float">
            <text:p>16792,666667</text:p>
          </table:table-cell>
          <table:table-cell office:value-type="string" calcext:value-type="string">
            <text:p>0.873119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.38208" calcext:value-type="float">
            <text:p>1,38208</text:p>
          </table:table-cell>
          <table:table-cell table:formula="of:=[.F53]*[.$G$71]" office:value-type="float" office:value="1.520288" calcext:value-type="float">
            <text:p>1,520288</text:p>
          </table:table-cell>
          <table:table-cell table:formula="of:=[.$G$35]/[.G53]" office:value-type="float" office:value="0.328885053358311" calcext:value-type="float">
            <text:p>0,328885053358311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6893" calcext:value-type="float">
            <text:p>16893</text:p>
          </table:table-cell>
          <table:table-cell office:value-type="string" calcext:value-type="string">
            <text:p>0.867933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.48123" calcext:value-type="float">
            <text:p>1,48123</text:p>
          </table:table-cell>
          <table:table-cell table:formula="of:=[.F54]*[.$F$71]" office:value-type="float" office:value="11.84984" calcext:value-type="float">
            <text:p>11,84984</text:p>
          </table:table-cell>
          <table:table-cell table:formula="of:=[.$G$35]/[.G54]" office:value-type="float" office:value="0.0421946625439668" calcext:value-type="float">
            <text:p>0,042194662543967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6900.666667" calcext:value-type="float">
            <text:p>16900,666667</text:p>
          </table:table-cell>
          <table:table-cell office:value-type="string" calcext:value-type="string">
            <text:p>0.86754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.2415" calcext:value-type="float">
            <text:p>1,2415</text:p>
          </table:table-cell>
          <table:table-cell table:formula="of:=[.F55]*[.$F$71]" office:value-type="float" office:value="9.932" calcext:value-type="float">
            <text:p>9,932</text:p>
          </table:table-cell>
          <table:table-cell table:formula="of:=[.$G$35]/[.G55]" office:value-type="float" office:value="0.0503423278292388" calcext:value-type="float">
            <text:p>0,050342327829239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370.666667" calcext:value-type="float">
            <text:p>16370,666667</text:p>
          </table:table-cell>
          <table:table-cell office:value-type="string" calcext:value-type="string">
            <text:p>0.895626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.41208" calcext:value-type="float">
            <text:p>1,41208</text:p>
          </table:table-cell>
          <table:table-cell table:formula="of:=[.F56]*[.$F$71]" office:value-type="float" office:value="11.29664" calcext:value-type="float">
            <text:p>11,29664</text:p>
          </table:table-cell>
          <table:table-cell table:formula="of:=[.$G$35]/[.G56]" office:value-type="float" office:value="0.0442609483881933" calcext:value-type="float">
            <text:p>0,044260948388193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7107.666667" calcext:value-type="float">
            <text:p>17107,666667</text:p>
          </table:table-cell>
          <table:table-cell office:value-type="string" calcext:value-type="string">
            <text:p>0.857043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.68967" calcext:value-type="float">
            <text:p>1,68967</text:p>
          </table:table-cell>
          <table:table-cell table:formula="of:=[.F57]*[.$F$71]" office:value-type="float" office:value="13.51736" calcext:value-type="float">
            <text:p>13,51736</text:p>
          </table:table-cell>
          <table:table-cell table:formula="of:=[.$G$35]/[.G57]" office:value-type="float" office:value="0.0369894713168844" calcext:value-type="float">
            <text:p>0,036989471316884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7203.333333" calcext:value-type="float">
            <text:p>17203,333333</text:p>
          </table:table-cell>
          <table:table-cell office:value-type="string" calcext:value-type="string">
            <text:p>0.852277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.25437" calcext:value-type="float">
            <text:p>1,25437</text:p>
          </table:table-cell>
          <table:table-cell table:formula="of:=[.F58]*[.$F$71]" office:value-type="float" office:value="10.03496" calcext:value-type="float">
            <text:p>10,03496</text:p>
          </table:table-cell>
          <table:table-cell table:formula="of:=[.$G$35]/[.G58]" office:value-type="float" office:value="0.0498258089718345" calcext:value-type="float">
            <text:p>0,049825808971835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7077" calcext:value-type="float">
            <text:p>17077</text:p>
          </table:table-cell>
          <table:table-cell office:value-type="string" calcext:value-type="string">
            <text:p>0.858582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.5784" calcext:value-type="float">
            <text:p>1,5784</text:p>
          </table:table-cell>
          <table:table-cell table:formula="of:=[.F59]*[.$F$71]" office:value-type="float" office:value="12.6272" calcext:value-type="float">
            <text:p>12,6272</text:p>
          </table:table-cell>
          <table:table-cell table:formula="of:=[.$G$35]/[.G59]" office:value-type="float" office:value="0.0395970603142423" calcext:value-type="float">
            <text:p>0,039597060314242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6939.333333" calcext:value-type="float">
            <text:p>16939,333333</text:p>
          </table:table-cell>
          <table:table-cell office:value-type="string" calcext:value-type="string">
            <text:p>0.865559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.38533" calcext:value-type="float">
            <text:p>1,38533</text:p>
          </table:table-cell>
          <table:table-cell table:formula="of:=[.F60]*[.$F$71]" office:value-type="float" office:value="11.08264" calcext:value-type="float">
            <text:p>11,08264</text:p>
          </table:table-cell>
          <table:table-cell table:formula="of:=[.$G$35]/[.G60]" office:value-type="float" office:value="0.0451156042242643" calcext:value-type="float">
            <text:p>0,045115604224264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7442" calcext:value-type="float">
            <text:p>17442</text:p>
          </table:table-cell>
          <table:table-cell office:value-type="string" calcext:value-type="string">
            <text:p>0.84061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.97407" calcext:value-type="float">
            <text:p>1,97407</text:p>
          </table:table-cell>
          <table:table-cell table:formula="of:=[.F61]*[.$F$71]" office:value-type="float" office:value="15.79256" calcext:value-type="float">
            <text:p>15,79256</text:p>
          </table:table-cell>
          <table:table-cell table:formula="of:=[.$G$35]/[.G61]" office:value-type="float" office:value="0.0316604780985477" calcext:value-type="float">
            <text:p>0,031660478098548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7148" calcext:value-type="float">
            <text:p>17148</text:p>
          </table:table-cell>
          <table:table-cell office:value-type="string" calcext:value-type="string">
            <text:p>0.855027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.69083" calcext:value-type="float">
            <text:p>1,69083</text:p>
          </table:table-cell>
          <table:table-cell table:formula="of:=[.F62]*[.$F$71]" office:value-type="float" office:value="13.52664" calcext:value-type="float">
            <text:p>13,52664</text:p>
          </table:table-cell>
          <table:table-cell table:formula="of:=[.$G$35]/[.G62]" office:value-type="float" office:value="0.036964094557111" calcext:value-type="float">
            <text:p>0,036964094557111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7071.666667" calcext:value-type="float">
            <text:p>17071,666667</text:p>
          </table:table-cell>
          <table:table-cell office:value-type="string" calcext:value-type="string">
            <text:p>0.85885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.47698" calcext:value-type="float">
            <text:p>1,47698</text:p>
          </table:table-cell>
          <table:table-cell table:formula="of:=[.F63]*[.$F$71]" office:value-type="float" office:value="11.81584" calcext:value-type="float">
            <text:p>11,81584</text:p>
          </table:table-cell>
          <table:table-cell table:formula="of:=[.$G$35]/[.G63]" office:value-type="float" office:value="0.0423160774011835" calcext:value-type="float">
            <text:p>0,042316077401184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7430" calcext:value-type="float">
            <text:p>17430</text:p>
          </table:table-cell>
          <table:table-cell office:value-type="string" calcext:value-type="string">
            <text:p>0.841193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.14433" calcext:value-type="float">
            <text:p>2,14433</text:p>
          </table:table-cell>
          <table:table-cell table:formula="of:=[.F64]*[.$F$71]" office:value-type="float" office:value="17.15464" calcext:value-type="float">
            <text:p>17,15464</text:p>
          </table:table-cell>
          <table:table-cell table:formula="of:=[.$G$35]/[.G64]" office:value-type="float" office:value="0.0291466332141042" calcext:value-type="float">
            <text:p>0,029146633214104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7391.333333" calcext:value-type="float">
            <text:p>17391,333333</text:p>
          </table:table-cell>
          <table:table-cell office:value-type="string" calcext:value-type="string">
            <text:p>0.843064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.88998" calcext:value-type="float">
            <text:p>1,88998</text:p>
          </table:table-cell>
          <table:table-cell table:formula="of:=[.F65]*[.$F$71]" office:value-type="float" office:value="15.11984" calcext:value-type="float">
            <text:p>15,11984</text:p>
          </table:table-cell>
          <table:table-cell table:formula="of:=[.$G$35]/[.G65]" office:value-type="float" office:value="0.0330691330066985" calcext:value-type="float">
            <text:p>0,033069133006699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7712" calcext:value-type="float">
            <text:p>17712</text:p>
          </table:table-cell>
          <table:table-cell office:value-type="string" calcext:value-type="string">
            <text:p>0.82780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.75737" calcext:value-type="float">
            <text:p>1,75737</text:p>
          </table:table-cell>
          <table:table-cell table:formula="of:=[.F66]*[.$F$71]" office:value-type="float" office:value="14.05896" calcext:value-type="float">
            <text:p>14,05896</text:p>
          </table:table-cell>
          <table:table-cell table:formula="of:=[.$G$35]/[.G66]" office:value-type="float" office:value="0.0355645083277853" calcext:value-type="float">
            <text:p>0,035564508327785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7644" calcext:value-type="float">
            <text:p>17644</text:p>
          </table:table-cell>
          <table:table-cell office:value-type="string" calcext:value-type="string">
            <text:p>0.830991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2.04218" calcext:value-type="float">
            <text:p>2,04218</text:p>
          </table:table-cell>
          <table:table-cell table:formula="of:=[.F67]*[.$F$71]" office:value-type="float" office:value="16.33744" calcext:value-type="float">
            <text:p>16,33744</text:p>
          </table:table-cell>
          <table:table-cell table:formula="of:=[.$G$35]/[.G67]" office:value-type="float" office:value="0.0306045500396635" calcext:value-type="float">
            <text:p>0,030604550039664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7892.333333" calcext:value-type="float">
            <text:p>17892,333333</text:p>
          </table:table-cell>
          <table:table-cell office:value-type="string" calcext:value-type="string">
            <text:p>0.819457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.03019" calcext:value-type="float">
            <text:p>2,03019</text:p>
          </table:table-cell>
          <table:table-cell table:formula="of:=[.F68]*[.$F$71]" office:value-type="float" office:value="16.24152" calcext:value-type="float">
            <text:p>16,24152</text:p>
          </table:table-cell>
          <table:table-cell table:formula="of:=[.$G$35]/[.G68]" office:value-type="float" office:value="0.0307852959575212" calcext:value-type="float">
            <text:p>0,030785295957521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1.1" calcext:value-type="float">
            <text:p>1,1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 table:number-rows-repeated="7">
          <table:table-cell table:number-columns-repeated="11"/>
        </table:table-row>
        <table:table-row table:style-name="ro1">
          <table:table-cell office:value-type="string" calcext:value-type="string">
            <text:p>./cpp_perf_1.out:</text:p>
          </table:table-cell>
          <table:table-cell office:value-type="float" office:value="54068" calcext:value-type="float">
            <text:p>54068</text:p>
          </table:table-cell>
          <table:table-cell office:value-type="float" office:value="40.607" calcext:value-type="float">
            <text:p>40,607</text:p>
          </table:table-cell>
          <table:table-cell office:value-type="string" calcext:value-type="string">
            <text:p>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/cpp_perf_2.out:</text:p>
          </table:table-cell>
          <table:table-cell office:value-type="float" office:value="55114" calcext:value-type="float">
            <text:p>55114</text:p>
          </table:table-cell>
          <table:table-cell office:value-type="float" office:value="38.356" calcext:value-type="float">
            <text:p>38,356</text:p>
          </table:table-cell>
          <table:table-cell office:value-type="string" calcext:value-type="string">
            <text:p>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/cpp_perf_3.out:</text:p>
          </table:table-cell>
          <table:table-cell office:value-type="float" office:value="60767" calcext:value-type="float">
            <text:p>60767</text:p>
          </table:table-cell>
          <table:table-cell office:value-type="float" office:value="34.48" calcext:value-type="float">
            <text:p>34,48</text:p>
          </table:table-cell>
          <table:table-cell office:value-type="string" calcext:value-type="string">
            <text:p>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/cpp_perf_4.out:</text:p>
          </table:table-cell>
          <table:table-cell office:value-type="float" office:value="59198" calcext:value-type="float">
            <text:p>59198</text:p>
          </table:table-cell>
          <table:table-cell office:value-type="float" office:value="31.647" calcext:value-type="float">
            <text:p>31,647</text:p>
          </table:table-cell>
          <table:table-cell office:value-type="string" calcext:value-type="string">
            <text:p>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/cpp_perf_5.out:</text:p>
          </table:table-cell>
          <table:table-cell office:value-type="float" office:value="62315" calcext:value-type="float">
            <text:p>62315</text:p>
          </table:table-cell>
          <table:table-cell office:value-type="float" office:value="27.404" calcext:value-type="float">
            <text:p>27,404</text:p>
          </table:table-cell>
          <table:table-cell office:value-type="string" calcext:value-type="string">
            <text:p>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/cpp_perf_6.out:</text:p>
          </table:table-cell>
          <table:table-cell office:value-type="float" office:value="67596" calcext:value-type="float">
            <text:p>67596</text:p>
          </table:table-cell>
          <table:table-cell office:value-type="float" office:value="31.032" calcext:value-type="float">
            <text:p>31,032</text:p>
          </table:table-cell>
          <table:table-cell office:value-type="string" calcext:value-type="string">
            <text:p>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/cpp_perf_7.out:</text:p>
          </table:table-cell>
          <table:table-cell office:value-type="float" office:value="71687" calcext:value-type="float">
            <text:p>71687</text:p>
          </table:table-cell>
          <table:table-cell office:value-type="float" office:value="29.752" calcext:value-type="float">
            <text:p>29,752</text:p>
          </table:table-cell>
          <table:table-cell office:value-type="string" calcext:value-type="string">
            <text:p>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/cpp_perf_8.out:</text:p>
          </table:table-cell>
          <table:table-cell office:value-type="float" office:value="65273" calcext:value-type="float">
            <text:p>65273</text:p>
          </table:table-cell>
          <table:table-cell office:value-type="float" office:value="27.087" calcext:value-type="float">
            <text:p>27,087</text:p>
          </table:table-cell>
          <table:table-cell office:value-type="string" calcext:value-type="string">
            <text:p>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/cpp_perf_9.out:</text:p>
          </table:table-cell>
          <table:table-cell office:value-type="float" office:value="69806" calcext:value-type="float">
            <text:p>69806</text:p>
          </table:table-cell>
          <table:table-cell office:value-type="float" office:value="26.095" calcext:value-type="float">
            <text:p>26,095</text:p>
          </table:table-cell>
          <table:table-cell office:value-type="string" calcext:value-type="string">
            <text:p>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/cpp_perf_10.out:</text:p>
          </table:table-cell>
          <table:table-cell office:value-type="float" office:value="68714" calcext:value-type="float">
            <text:p>68714</text:p>
          </table:table-cell>
          <table:table-cell office:value-type="float" office:value="25.022" calcext:value-type="float">
            <text:p>25,022</text:p>
          </table:table-cell>
          <table:table-cell office:value-type="string" calcext:value-type="string">
            <text:p>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/cpp_perf_11.out:</text:p>
          </table:table-cell>
          <table:table-cell office:value-type="float" office:value="75117" calcext:value-type="float">
            <text:p>75117</text:p>
          </table:table-cell>
          <table:table-cell office:value-type="float" office:value="26.543" calcext:value-type="float">
            <text:p>26,543</text:p>
          </table:table-cell>
          <table:table-cell office:value-type="string" calcext:value-type="string">
            <text:p>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/cpp_perf_12.out:</text:p>
          </table:table-cell>
          <table:table-cell office:value-type="float" office:value="69023" calcext:value-type="float">
            <text:p>69023</text:p>
          </table:table-cell>
          <table:table-cell office:value-type="float" office:value="27.646" calcext:value-type="float">
            <text:p>27,646</text:p>
          </table:table-cell>
          <table:table-cell office:value-type="string" calcext:value-type="string">
            <text:p>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/cpp_perf_13.out:</text:p>
          </table:table-cell>
          <table:table-cell office:value-type="float" office:value="67919" calcext:value-type="float">
            <text:p>67919</text:p>
          </table:table-cell>
          <table:table-cell office:value-type="float" office:value="26.948" calcext:value-type="float">
            <text:p>26,948</text:p>
          </table:table-cell>
          <table:table-cell office:value-type="string" calcext:value-type="string">
            <text:p>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/cpp_perf_14.out:</text:p>
          </table:table-cell>
          <table:table-cell office:value-type="float" office:value="94610" calcext:value-type="float">
            <text:p>94610</text:p>
          </table:table-cell>
          <table:table-cell office:value-type="float" office:value="28.809" calcext:value-type="float">
            <text:p>28,809</text:p>
          </table:table-cell>
          <table:table-cell office:value-type="string" calcext:value-type="string">
            <text:p>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/cpp_perf_15.out:</text:p>
          </table:table-cell>
          <table:table-cell office:value-type="float" office:value="83854" calcext:value-type="float">
            <text:p>83854</text:p>
          </table:table-cell>
          <table:table-cell office:value-type="float" office:value="26.941" calcext:value-type="float">
            <text:p>26,941</text:p>
          </table:table-cell>
          <table:table-cell office:value-type="string" calcext:value-type="string">
            <text:p>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/cpp_perf_16.out:</text:p>
          </table:table-cell>
          <table:table-cell office:value-type="float" office:value="75206" calcext:value-type="float">
            <text:p>75206</text:p>
          </table:table-cell>
          <table:table-cell office:value-type="float" office:value="22.346" calcext:value-type="float">
            <text:p>22,346</text:p>
          </table:table-cell>
          <table:table-cell office:value-type="string" calcext:value-type="string">
            <text:p>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/cpp_perf_17.out:</text:p>
          </table:table-cell>
          <table:table-cell office:value-type="float" office:value="72716" calcext:value-type="float">
            <text:p>72716</text:p>
          </table:table-cell>
          <table:table-cell office:value-type="float" office:value="25.199" calcext:value-type="float">
            <text:p>25,199</text:p>
          </table:table-cell>
          <table:table-cell office:value-type="string" calcext:value-type="string">
            <text:p>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/cpp_perf_18.out:</text:p>
          </table:table-cell>
          <table:table-cell office:value-type="float" office:value="74344" calcext:value-type="float">
            <text:p>74344</text:p>
          </table:table-cell>
          <table:table-cell office:value-type="float" office:value="22.733" calcext:value-type="float">
            <text:p>22,733</text:p>
          </table:table-cell>
          <table:table-cell office:value-type="string" calcext:value-type="string">
            <text:p>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/cpp_perf_19.out:</text:p>
          </table:table-cell>
          <table:table-cell office:value-type="float" office:value="83247" calcext:value-type="float">
            <text:p>83247</text:p>
          </table:table-cell>
          <table:table-cell office:value-type="float" office:value="25.708" calcext:value-type="float">
            <text:p>25,708</text:p>
          </table:table-cell>
          <table:table-cell office:value-type="string" calcext:value-type="string">
            <text:p>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/cpp_perf_20.out:</text:p>
          </table:table-cell>
          <table:table-cell office:value-type="float" office:value="75519" calcext:value-type="float">
            <text:p>75519</text:p>
          </table:table-cell>
          <table:table-cell office:value-type="float" office:value="26.826" calcext:value-type="float">
            <text:p>26,826</text:p>
          </table:table-cell>
          <table:table-cell office:value-type="string" calcext:value-type="string">
            <text:p>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/cpp_perf_21.out:</text:p>
          </table:table-cell>
          <table:table-cell office:value-type="float" office:value="88493" calcext:value-type="float">
            <text:p>88493</text:p>
          </table:table-cell>
          <table:table-cell office:value-type="float" office:value="22.276" calcext:value-type="float">
            <text:p>22,276</text:p>
          </table:table-cell>
          <table:table-cell office:value-type="string" calcext:value-type="string">
            <text:p>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/cpp_perf_22.out:</text:p>
          </table:table-cell>
          <table:table-cell office:value-type="float" office:value="94037" calcext:value-type="float">
            <text:p>94037</text:p>
          </table:table-cell>
          <table:table-cell office:value-type="float" office:value="26.119" calcext:value-type="float">
            <text:p>26,119</text:p>
          </table:table-cell>
          <table:table-cell office:value-type="string" calcext:value-type="string">
            <text:p>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/cpp_perf_23.out:</text:p>
          </table:table-cell>
          <table:table-cell office:value-type="float" office:value="82801" calcext:value-type="float">
            <text:p>82801</text:p>
          </table:table-cell>
          <table:table-cell office:value-type="float" office:value="24.113" calcext:value-type="float">
            <text:p>24,113</text:p>
          </table:table-cell>
          <table:table-cell office:value-type="string" calcext:value-type="string">
            <text:p>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/cpp_perf_24.out:</text:p>
          </table:table-cell>
          <table:table-cell office:value-type="float" office:value="81638" calcext:value-type="float">
            <text:p>81638</text:p>
          </table:table-cell>
          <table:table-cell office:value-type="float" office:value="24.656" calcext:value-type="float">
            <text:p>24,656</text:p>
          </table:table-cell>
          <table:table-cell office:value-type="string" calcext:value-type="string">
            <text:p>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/cpp_perf_25.out:</text:p>
          </table:table-cell>
          <table:table-cell office:value-type="float" office:value="86650" calcext:value-type="float">
            <text:p>86650</text:p>
          </table:table-cell>
          <table:table-cell office:value-type="float" office:value="21.899" calcext:value-type="float">
            <text:p>21,899</text:p>
          </table:table-cell>
          <table:table-cell office:value-type="string" calcext:value-type="string">
            <text:p>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/cpp_perf_26.out:</text:p>
          </table:table-cell>
          <table:table-cell office:value-type="float" office:value="105533" calcext:value-type="float">
            <text:p>105533</text:p>
          </table:table-cell>
          <table:table-cell office:value-type="float" office:value="21.625" calcext:value-type="float">
            <text:p>21,625</text:p>
          </table:table-cell>
          <table:table-cell office:value-type="string" calcext:value-type="string">
            <text:p>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/cpp_perf_27.out:</text:p>
          </table:table-cell>
          <table:table-cell office:value-type="float" office:value="83548" calcext:value-type="float">
            <text:p>83548</text:p>
          </table:table-cell>
          <table:table-cell office:value-type="float" office:value="23.264" calcext:value-type="float">
            <text:p>23,264</text:p>
          </table:table-cell>
          <table:table-cell office:value-type="string" calcext:value-type="string">
            <text:p>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/cpp_perf_28.out:</text:p>
          </table:table-cell>
          <table:table-cell office:value-type="float" office:value="106896" calcext:value-type="float">
            <text:p>106896</text:p>
          </table:table-cell>
          <table:table-cell office:value-type="float" office:value="25.263" calcext:value-type="float">
            <text:p>25,263</text:p>
          </table:table-cell>
          <table:table-cell office:value-type="string" calcext:value-type="string">
            <text:p>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/cpp_perf_29.out:</text:p>
          </table:table-cell>
          <table:table-cell office:value-type="float" office:value="84649" calcext:value-type="float">
            <text:p>84649</text:p>
          </table:table-cell>
          <table:table-cell office:value-type="float" office:value="24.136" calcext:value-type="float">
            <text:p>24,136</text:p>
          </table:table-cell>
          <table:table-cell office:value-type="string" calcext:value-type="string">
            <text:p>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/cpp_perf_30.out:</text:p>
          </table:table-cell>
          <table:table-cell office:value-type="float" office:value="95864" calcext:value-type="float">
            <text:p>95864</text:p>
          </table:table-cell>
          <table:table-cell office:value-type="float" office:value="24.739" calcext:value-type="float">
            <text:p>24,739</text:p>
          </table:table-cell>
          <table:table-cell office:value-type="string" calcext:value-type="string">
            <text:p>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/cpp_perf_31.out:</text:p>
          </table:table-cell>
          <table:table-cell office:value-type="float" office:value="93218" calcext:value-type="float">
            <text:p>93218</text:p>
          </table:table-cell>
          <table:table-cell office:value-type="float" office:value="21.312" calcext:value-type="float">
            <text:p>21,312</text:p>
          </table:table-cell>
          <table:table-cell office:value-type="string" calcext:value-type="string">
            <text:p>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/cpp_perf_32.out:</text:p>
          </table:table-cell>
          <table:table-cell office:value-type="float" office:value="94477" calcext:value-type="float">
            <text:p>94477</text:p>
          </table:table-cell>
          <table:table-cell office:value-type="float" office:value="22.264" calcext:value-type="float">
            <text:p>22,264</text:p>
          </table:table-cell>
          <table:table-cell office:value-type="string" calcext:value-type="string">
            <text:p>%</text:p>
          </table:table-cell>
          <table:table-cell table:number-columns-repeated="7"/>
        </table:table-row>
      </table:table>
      <table:named-expressions/>
      <table:database-ranges>
        <table:database-range table:name="__Anonymous_Sheet_DB__0" table:target-range-address="Sheet1.A1:Sheet1.A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P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0">00-00-0000</text:date>, <text:time style:data-style-name="N2" text:time-value="18:58:33.1390562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1T11:22:24.683047221</meta:creation-date>
    <meta:generator>LibreOffice/6.0.7.3$Linux_X86_64 LibreOffice_project/00m0$Build-3</meta:generator>
    <dc:date>2019-06-10T20:27:58.463174540</dc:date>
    <meta:editing-duration>PT28M22S</meta:editing-duration>
    <meta:editing-cycles>2</meta:editing-cycles>
    <meta:document-statistic meta:table-count="1" meta:cell-count="711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265cm" svg:height="11.794cm" xlink:href=".." xlink:type="simple" chart:class="chart:bar" chart:style-name="ch1">
        <chart:title svg:x="5.591cm" svg:y="0.371cm" chart:style-name="ch2">
          <text:p>Número de cache misses do heapsort (Java)</text:p>
        </chart:title>
        <chart:plot-area chart:style-name="ch3" table:cell-range-address="Sheet1.C1:Sheet1.C33" chart:data-source-has-labels="row" svg:x="1.416cm" svg:y="1.385cm" svg:width="18.444cm" svg:height="9.193cm">
          <chartooo:coordinate-region svg:x="3.334cm" svg:y="1.585cm" svg:width="16.526cm" svg:height="8.346cm"/>
          <chart:axis chart:dimension="x" chart:name="primary-x" chart:style-name="ch4">
            <chart:title svg:x="9.985cm" svg:y="10.813cm" chart:style-name="ch5">
              <text:p>Threads</text:p>
            </chart:title>
            <chart:grid chart:style-name="ch6" chart:class="major"/>
          </chart:axis>
          <chart:axis chart:dimension="y" chart:name="primary-y" chart:style-name="ch7">
            <chart:title svg:x="0.451cm" svg:y="7.017cm" chart:style-name="ch8">
              <text:p>cache misses</text:p>
            </chart:title>
            <chart:grid chart:style-name="ch6" chart:class="major"/>
          </chart:axis>
          <chart:series chart:style-name="ch9" chart:values-cell-range-address="Sheet1.C2:Sheet1.C33" chart:label-cell-address="Sheet1.C1:Sheet1.C1" chart:class="chart:bar">
            <chart:data-point chart:repeated="3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che misses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9345732">
                <text:p>69345732</text:p>
                <draw:g>
                  <svg:desc>Sheet1.C2:Sheet1.C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1557435">
                <text:p>615574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4342928">
                <text:p>1143429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3223541">
                <text:p>632235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1299691">
                <text:p>612996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7683492">
                <text:p>676834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791539">
                <text:p>707915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4134869">
                <text:p>741348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1171198">
                <text:p>711711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3688240">
                <text:p>8368824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2016111">
                <text:p>720161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1985136">
                <text:p>919851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5810100">
                <text:p>758101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0363670">
                <text:p>8036367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2158676">
                <text:p>621586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0898285">
                <text:p>608982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4479361">
                <text:p>6447936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2202556">
                <text:p>622025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1054157">
                <text:p>6105415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5209546">
                <text:p>6520954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6795035">
                <text:p>6679503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6964506">
                <text:p>6696450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6590101">
                <text:p>665901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7513007">
                <text:p>6751300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27098860">
                <text:p>22709886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7471673">
                <text:p>15747167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7458796">
                <text:p>19745879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2807721">
                <text:p>15280772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8516311">
                <text:p>6851631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1349097">
                <text:p>13134909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66372670">
                <text:p>16637267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4993544">
                <text:p>649935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1.861cm" svg:height="12.306cm" xlink:href=".." xlink:type="simple" chart:class="chart:scatter" chart:style-name="ch1">
        <chart:legend chart:legend-position="end" svg:x="19.009cm" svg:y="5.854cm" style:legend-expansion="high" chart:style-name="ch2"/>
        <chart:plot-area chart:style-name="ch3" table:cell-range-address="Sheet1.A37:Sheet1.B68" svg:x="0.437cm" svg:y="0.246cm" svg:width="18.135cm" svg:height="11.814cm">
          <chartooo:coordinate-region svg:x="1.614cm" svg:y="0.445cm" svg:width="16.771cm" svg:height="10.96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37:Sheet1.B68" chart:class="chart:scatter">
            <chart:domain table:cell-range-address="Sheet1.A37:Sheet1.A68"/>
            <chart:data-point chart:repeated="3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37:Sheet1.A68</svg:desc>
                </draw:g>
              </table:table-cell>
              <table:table-cell office:value-type="float" office:value="NaN">
                <text:p>NaN</text:p>
                <draw:g>
                  <svg:desc>Sheet1.B37:Sheet1.B6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6219">
                <text:p>162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6684">
                <text:p>166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6401">
                <text:p>164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6893">
                <text:p>1689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7077">
                <text:p>1707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7442">
                <text:p>1744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7148">
                <text:p>1714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7430">
                <text:p>1743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7712">
                <text:p>1771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7644">
                <text:p>1764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1.937cm" svg:height="12.339cm" xlink:href=".." xlink:type="simple" chart:class="chart:scatter" chart:style-name="ch1">
        <chart:legend chart:legend-position="end" svg:x="19.058cm" svg:y="5.87cm" style:legend-expansion="high" chart:style-name="ch2"/>
        <chart:plot-area chart:style-name="ch3" table:cell-range-address="Sheet1.E37:Sheet1.E68 Sheet1.G37:Sheet1.G68" svg:x="0.438cm" svg:y="0.246cm" svg:width="18.182cm" svg:height="11.847cm">
          <chartooo:coordinate-region svg:x="0.874cm" svg:y="0.445cm" svg:width="17.374cm" svg:height="11.00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G37:Sheet1.G68" chart:class="chart:scatter">
            <chart:domain table:cell-range-address="Sheet1.E37:Sheet1.E68"/>
            <chart:data-point chart:repeated="3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E37:Sheet1.E68</svg:desc>
                </draw:g>
              </table:table-cell>
              <table:table-cell office:value-type="float" office:value="0.52374">
                <text:p>0.52374</text:p>
                <draw:g>
                  <svg:desc>Sheet1.G37:Sheet1.G6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829299">
                <text:p>0.8292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.216061">
                <text:p>1.21606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.520288">
                <text:p>1.52028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1.84984">
                <text:p>11.849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9.932">
                <text:p>9.93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1.29664">
                <text:p>11.2966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3.51736">
                <text:p>13.5173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0.03496">
                <text:p>10.0349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2.6272">
                <text:p>12.627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1.08264">
                <text:p>11.0826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5.79256">
                <text:p>15.7925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3.52664">
                <text:p>13.5266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1.81584">
                <text:p>11.8158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7.15464">
                <text:p>17.1546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5.11984">
                <text:p>15.119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4.05896">
                <text:p>14.0589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6.33744">
                <text:p>16.3374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6.24152">
                <text:p>16.2415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0.596cm" svg:height="10.573cm" xlink:href=".." xlink:type="simple" chart:class="chart:scatter" chart:style-name="ch1">
        <chart:legend chart:legend-position="end" svg:x="17.744cm" svg:y="4.987cm" style:legend-expansion="high" chart:style-name="ch2"/>
        <chart:plot-area chart:style-name="ch3" table:cell-range-address="Sheet1.E37:Sheet1.E68 Sheet1.H37:Sheet1.H68" svg:x="0.411cm" svg:y="0.211cm" svg:width="16.922cm" svg:height="10.151cm">
          <chartooo:coordinate-region svg:x="1.138cm" svg:y="0.41cm" svg:width="16.008cm" svg:height="9.30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H37:Sheet1.H68" chart:class="chart:scatter">
            <chart:domain table:cell-range-address="Sheet1.E37:Sheet1.E68"/>
            <chart:data-point chart:repeated="3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E37:Sheet1.E68</svg:desc>
                </draw:g>
              </table:table-cell>
              <table:table-cell office:value-type="float" office:value="NaN">
                <text:p>NaN</text:p>
                <draw:g>
                  <svg:desc>Sheet1.H37:Sheet1.H6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602918850740203">
                <text:p>0.6029188507402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41116358472149">
                <text:p>0.411163584721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328885053358311">
                <text:p>0.32888505335831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0421946625439668">
                <text:p>0.042194662543966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0503423278292388">
                <text:p>0.050342327829238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0442609483881933">
                <text:p>0.04426094838819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0369894713168844">
                <text:p>0.036989471316884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0498258089718345">
                <text:p>0.049825808971834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0395970603142423">
                <text:p>0.039597060314242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0451156042242643">
                <text:p>0.045115604224264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0316604780985477">
                <text:p>0.031660478098547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036964094557111">
                <text:p>0.03696409455711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0423160774011835">
                <text:p>0.042316077401183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0291466332141042">
                <text:p>0.029146633214104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0330691330066985">
                <text:p>0.033069133006698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0355645083277853">
                <text:p>0.035564508327785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0306045500396635">
                <text:p>0.030604550039663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0307852959575212">
                <text:p>0.030785295957521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